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1277038ACDADD20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82cm, 6.402cm, 16.954cm, 6.82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99cm" svg:height="23.128cm" svg:x="0.892cm" svg:y="2.892cm">
          <draw:image xlink:href="Pictures/10000000000005E8000007E01277038ACDADD20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2-24T11:05:15.339251211</dc:date>
    <meta:editing-duration>PT3M34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